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4.6743in" fo:margin-left="0.3194in" table:align="left"/>
    </style:style>
    <style:style style:name="Table6.A" style:family="table-column">
      <style:table-column-properties style:column-width="3.1382in"/>
    </style:style>
    <style:style style:name="Table6.B" style:family="table-column">
      <style:table-column-properties style:column-width="1.536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794d2" officeooo:paragraph-rsid="001794d2"/>
    </style:style>
    <style:style style:name="P3" style:family="paragraph" style:parent-style-name="Text_20_body">
      <style:paragraph-properties fo:text-align="start" style:justify-single-word="false"/>
      <style:text-properties officeooo:rsid="001794d2" officeooo:paragraph-rsid="00386acd"/>
    </style:style>
    <style:style style:name="P4" style:family="paragraph" style:parent-style-name="Text_20_body">
      <style:paragraph-properties fo:text-align="start" style:justify-single-word="false"/>
      <style:text-properties officeooo:rsid="00199156" officeooo:paragraph-rsid="00199156"/>
    </style:style>
    <style:style style:name="P5" style:family="paragraph" style:parent-style-name="Text_20_body">
      <style:paragraph-properties fo:text-align="start" style:justify-single-word="false"/>
      <style:text-properties officeooo:rsid="00199156" officeooo:paragraph-rsid="001f396b"/>
    </style:style>
    <style:style style:name="P6" style:family="paragraph" style:parent-style-name="Text_20_body">
      <style:paragraph-properties fo:text-align="center" style:justify-single-word="false"/>
      <style:text-properties fo:font-size="16pt" officeooo:paragraph-rsid="00125888" style:font-size-asian="16pt" style:font-size-complex="16pt"/>
    </style:style>
    <style:style style:name="P7" style:family="paragraph" style:parent-style-name="Text_20_body">
      <style:text-properties fo:font-weight="bold" officeooo:rsid="00662671" officeooo:paragraph-rsid="00662671" style:font-weight-asian="bold" style:font-weight-complex="bold"/>
    </style:style>
    <style:style style:name="P8"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9"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10" style:family="paragraph" style:parent-style-name="Text_20_body">
      <style:text-properties fo:font-weight="bold" officeooo:rsid="007bb478" officeooo:paragraph-rsid="007bb478" style:font-weight-asian="bold" style:font-weight-complex="bold"/>
    </style:style>
    <style:style style:name="P11"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2" style:family="paragraph" style:parent-style-name="Text_20_body">
      <style:text-properties fo:font-weight="normal" officeooo:rsid="0059eacb" officeooo:paragraph-rsid="0059eacb" style:font-weight-asian="normal" style:font-weight-complex="normal"/>
    </style:style>
    <style:style style:name="P13" style:family="paragraph" style:parent-style-name="Text_20_body">
      <style:text-properties fo:font-weight="normal" officeooo:rsid="005c50a6" officeooo:paragraph-rsid="005c50a6" style:font-weight-asian="normal" style:font-weight-complex="normal"/>
    </style:style>
    <style:style style:name="P14" style:family="paragraph" style:parent-style-name="Text_20_body">
      <style:text-properties fo:font-weight="normal" officeooo:rsid="005c50a6" officeooo:paragraph-rsid="005c7c7a" style:font-weight-asian="normal" style:font-weight-complex="normal"/>
    </style:style>
    <style:style style:name="P15" style:family="paragraph" style:parent-style-name="Text_20_body">
      <style:text-properties fo:font-weight="normal" officeooo:rsid="005c7c7a" officeooo:paragraph-rsid="005c7c7a" style:font-weight-asian="normal" style:font-weight-complex="normal"/>
    </style:style>
    <style:style style:name="P16" style:family="paragraph" style:parent-style-name="Text_20_body">
      <style:text-properties fo:font-weight="normal" officeooo:rsid="005e0698" officeooo:paragraph-rsid="005e0698" style:font-weight-asian="normal" style:font-weight-complex="normal"/>
    </style:style>
    <style:style style:name="P17" style:family="paragraph" style:parent-style-name="Text_20_body">
      <style:paragraph-properties fo:text-align="start" style:justify-single-word="false"/>
      <style:text-properties fo:font-weight="normal" officeooo:rsid="0081c45d" officeooo:paragraph-rsid="0081c45d" style:font-weight-asian="normal" style:font-weight-complex="normal"/>
    </style:style>
    <style:style style:name="P18" style:family="paragraph" style:parent-style-name="Text_20_body">
      <style:text-properties fo:font-weight="normal" officeooo:rsid="0033ebda" officeooo:paragraph-rsid="005c7c7a" fo:background-color="#ffff00" style:font-weight-asian="normal" style:font-weight-complex="normal"/>
    </style:style>
    <style:style style:name="P19" style:family="paragraph" style:parent-style-name="Text_20_body">
      <style:text-properties fo:font-weight="normal" officeooo:rsid="0033ebda" officeooo:paragraph-rsid="007fb911" fo:background-color="#ffff00" style:font-weight-asian="normal" style:font-weight-complex="normal"/>
    </style:style>
    <style:style style:name="P20"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21" style:family="paragraph" style:parent-style-name="Text_20_body">
      <style:paragraph-properties fo:text-align="start" style:justify-single-word="false"/>
      <style:text-properties officeooo:rsid="002b5990" officeooo:paragraph-rsid="0044ac61"/>
    </style:style>
    <style:style style:name="P22" style:family="paragraph" style:parent-style-name="Text_20_body">
      <style:paragraph-properties fo:text-align="start" style:justify-single-word="false"/>
      <style:text-properties officeooo:rsid="002b5990" officeooo:paragraph-rsid="0049f9bd"/>
    </style:style>
    <style:style style:name="P23" style:family="paragraph" style:parent-style-name="Text_20_body">
      <style:paragraph-properties fo:text-align="start" style:justify-single-word="false"/>
      <style:text-properties officeooo:rsid="002d5fbe" officeooo:paragraph-rsid="002d5fbe"/>
    </style:style>
    <style:style style:name="P24" style:family="paragraph" style:parent-style-name="Text_20_body">
      <style:paragraph-properties fo:text-align="start" style:justify-single-word="false"/>
      <style:text-properties officeooo:rsid="002dcb9a" officeooo:paragraph-rsid="002dcb9a"/>
    </style:style>
    <style:style style:name="P25" style:family="paragraph" style:parent-style-name="Text_20_body">
      <style:paragraph-properties fo:text-align="start" style:justify-single-word="false"/>
      <style:text-properties officeooo:rsid="002dcb9a" officeooo:paragraph-rsid="005686bb"/>
    </style:style>
    <style:style style:name="P26" style:family="paragraph" style:parent-style-name="Text_20_body">
      <style:paragraph-properties fo:text-align="start" style:justify-single-word="false"/>
      <style:text-properties officeooo:rsid="002dcb9a" officeooo:paragraph-rsid="002dcb9a" fo:background-color="transparent"/>
    </style:style>
    <style:style style:name="P27" style:family="paragraph" style:parent-style-name="Text_20_body">
      <style:paragraph-properties fo:text-align="start" style:justify-single-word="false"/>
      <style:text-properties officeooo:rsid="00310dd0" officeooo:paragraph-rsid="00310dd0" fo:background-color="transparent"/>
    </style:style>
    <style:style style:name="P28" style:family="paragraph" style:parent-style-name="Text_20_body">
      <style:paragraph-properties fo:text-align="start" style:justify-single-word="false"/>
      <style:text-properties officeooo:rsid="0076c649" officeooo:paragraph-rsid="0076c649" fo:background-color="transparent"/>
    </style:style>
    <style:style style:name="P29"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30" style:family="paragraph" style:parent-style-name="Text_20_body">
      <style:text-properties officeooo:rsid="003bb109" officeooo:paragraph-rsid="003bb109"/>
    </style:style>
    <style:style style:name="P31" style:family="paragraph" style:parent-style-name="Text_20_body">
      <style:paragraph-properties fo:text-align="start" style:justify-single-word="false"/>
      <style:text-properties officeooo:rsid="00386acd" officeooo:paragraph-rsid="00386acd"/>
    </style:style>
    <style:style style:name="P32" style:family="paragraph" style:parent-style-name="Text_20_body">
      <style:paragraph-properties fo:text-align="start" style:justify-single-word="false"/>
      <style:text-properties officeooo:paragraph-rsid="002a3359"/>
    </style:style>
    <style:style style:name="P33" style:family="paragraph" style:parent-style-name="Text_20_body">
      <style:paragraph-properties fo:text-align="start" style:justify-single-word="false"/>
      <style:text-properties officeooo:rsid="004116ec" officeooo:paragraph-rsid="004c2121"/>
    </style:style>
    <style:style style:name="P34" style:family="paragraph" style:parent-style-name="Text_20_body">
      <style:paragraph-properties fo:text-align="start" style:justify-single-word="false"/>
      <style:text-properties officeooo:rsid="004cf115" officeooo:paragraph-rsid="004cf115"/>
    </style:style>
    <style:style style:name="P35" style:family="paragraph" style:parent-style-name="Text_20_body">
      <style:paragraph-properties fo:text-align="start" style:justify-single-word="false"/>
      <style:text-properties officeooo:rsid="002c90d3" officeooo:paragraph-rsid="0044ac61"/>
    </style:style>
    <style:style style:name="P36" style:family="paragraph" style:parent-style-name="Text_20_body">
      <style:text-properties officeooo:rsid="0031dfc6" officeooo:paragraph-rsid="003b94f3" fo:background-color="#ffff00"/>
    </style:style>
    <style:style style:name="P37" style:family="paragraph" style:parent-style-name="Text_20_body">
      <style:text-properties officeooo:rsid="0057467e" officeooo:paragraph-rsid="0057467e"/>
    </style:style>
    <style:style style:name="P38" style:family="paragraph" style:parent-style-name="Text_20_body">
      <style:text-properties officeooo:rsid="005851a4" officeooo:paragraph-rsid="005851a4"/>
    </style:style>
    <style:style style:name="P39" style:family="paragraph" style:parent-style-name="Text_20_body">
      <style:paragraph-properties fo:text-align="start" style:justify-single-word="false"/>
      <style:text-properties officeooo:rsid="005304e1" officeooo:paragraph-rsid="005304e1"/>
    </style:style>
    <style:style style:name="P40" style:family="paragraph" style:parent-style-name="Text_20_body">
      <style:paragraph-properties fo:text-align="start" style:justify-single-word="false"/>
      <style:text-properties officeooo:rsid="0061e9fe" officeooo:paragraph-rsid="0061e9fe"/>
    </style:style>
    <style:style style:name="P41" style:family="paragraph" style:parent-style-name="Text_20_body">
      <style:paragraph-properties fo:text-align="start" style:justify-single-word="false"/>
      <style:text-properties officeooo:rsid="0051be40" officeooo:paragraph-rsid="0051be40"/>
    </style:style>
    <style:style style:name="P42" style:family="paragraph" style:parent-style-name="Text_20_body">
      <style:text-properties officeooo:rsid="0059eacb" officeooo:paragraph-rsid="0059eacb"/>
    </style:style>
    <style:style style:name="P43" style:family="paragraph" style:parent-style-name="Text_20_body">
      <style:text-properties officeooo:rsid="007bb478" officeooo:paragraph-rsid="007bb478"/>
    </style:style>
    <style:style style:name="P44" style:family="paragraph" style:parent-style-name="Text_20_body">
      <style:text-properties officeooo:rsid="007fb911" officeooo:paragraph-rsid="007fb911"/>
    </style:style>
    <style:style style:name="P45" style:family="paragraph" style:parent-style-name="Text_20_body">
      <style:text-properties officeooo:rsid="00808e44" officeooo:paragraph-rsid="00808e44"/>
    </style:style>
    <style:style style:name="P46" style:family="paragraph" style:parent-style-name="Text_20_body">
      <style:text-properties officeooo:rsid="008329cd" officeooo:paragraph-rsid="008329cd"/>
    </style:style>
    <style:style style:name="P47" style:family="paragraph" style:parent-style-name="Text_20_body">
      <style:text-properties officeooo:rsid="00840641" officeooo:paragraph-rsid="00840641"/>
    </style:style>
    <style:style style:name="P48" style:family="paragraph" style:parent-style-name="Text_20_body">
      <style:text-properties officeooo:rsid="008527b8" officeooo:paragraph-rsid="008527b8"/>
    </style:style>
    <style:style style:name="P49" style:family="paragraph" style:parent-style-name="Text_20_body">
      <style:paragraph-properties fo:text-align="start" style:justify-single-word="false"/>
      <style:text-properties officeooo:rsid="00853e40" officeooo:paragraph-rsid="00853e40"/>
    </style:style>
    <style:style style:name="P50" style:family="paragraph" style:parent-style-name="Text_20_body">
      <style:paragraph-properties fo:text-align="start" style:justify-single-word="false"/>
      <style:text-properties officeooo:rsid="001f396b" officeooo:paragraph-rsid="001f396b"/>
    </style:style>
    <style:style style:name="P51" style:family="paragraph" style:parent-style-name="Title">
      <style:paragraph-properties fo:text-align="center" style:justify-single-word="false"/>
      <style:text-properties officeooo:paragraph-rsid="00125888"/>
    </style:style>
    <style:style style:name="P52" style:family="paragraph" style:parent-style-name="Title">
      <style:paragraph-properties fo:text-align="center" style:justify-single-word="false"/>
      <style:text-properties fo:font-size="20pt" officeooo:paragraph-rsid="00125888" style:font-size-asian="20pt" style:font-size-complex="20pt"/>
    </style:style>
    <style:style style:name="P53" style:family="paragraph" style:parent-style-name="Subtitle">
      <style:text-properties fo:font-size="16pt" style:font-size-asian="16pt" style:font-size-complex="16pt"/>
    </style:style>
    <style:style style:name="P54" style:family="paragraph" style:parent-style-name="Table_20_Contents">
      <style:paragraph-properties fo:text-align="start" style:justify-single-word="false"/>
      <style:text-properties officeooo:rsid="001794d2" officeooo:paragraph-rsid="001794d2"/>
    </style:style>
    <style:style style:name="P55" style:family="paragraph" style:parent-style-name="Table_20_Contents">
      <style:text-properties officeooo:rsid="00662671" officeooo:paragraph-rsid="00662671"/>
    </style:style>
    <style:style style:name="P56" style:family="paragraph" style:parent-style-name="Table_20_Contents">
      <style:text-properties officeooo:rsid="00662671" officeooo:paragraph-rsid="0067246c"/>
    </style:style>
    <style:style style:name="P57" style:family="paragraph" style:parent-style-name="Table_20_Contents">
      <style:text-properties officeooo:rsid="0069e298" officeooo:paragraph-rsid="0069e298"/>
    </style:style>
    <style:style style:name="P58" style:family="paragraph" style:parent-style-name="Table_20_Contents">
      <style:text-properties officeooo:rsid="00662671" officeooo:paragraph-rsid="0067246c" fo:background-color="#ffff00"/>
    </style:style>
    <style:style style:name="P59" style:family="paragraph" style:parent-style-name="Table_20_Contents">
      <style:text-properties officeooo:rsid="0069e298" officeooo:paragraph-rsid="0069e298" fo:background-color="#ffff00"/>
    </style:style>
    <style:style style:name="P60" style:family="paragraph" style:parent-style-name="Table_20_Contents">
      <style:text-properties officeooo:rsid="007bb478" officeooo:paragraph-rsid="007bb478"/>
    </style:style>
    <style:style style:name="P61" style:family="paragraph" style:parent-style-name="Table_20_Contents">
      <style:text-properties fo:font-weight="bold" officeooo:rsid="007bb478" officeooo:paragraph-rsid="007bb478" style:font-weight-asian="bold" style:font-weight-complex="bold"/>
    </style:style>
    <style:style style:name="P62"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63" style:family="paragraph" style:parent-style-name="Standard">
      <style:paragraph-properties fo:text-align="start" style:justify-single-word="false"/>
      <style:text-properties officeooo:rsid="005304e1" officeooo:paragraph-rsid="0067246c"/>
    </style:style>
    <style:style style:name="P64" style:family="paragraph" style:parent-style-name="Heading_20_3">
      <style:text-properties officeooo:paragraph-rsid="005686bb"/>
    </style:style>
    <style:style style:name="P65" style:family="paragraph" style:parent-style-name="Heading_20_3">
      <style:paragraph-properties fo:text-align="start" style:justify-single-word="false"/>
      <style:text-properties fo:font-weight="bold" officeooo:rsid="005e0698" officeooo:paragraph-rsid="005e0698" fo:background-color="transparent" style:font-weight-asian="bold" style:font-weight-complex="bold"/>
    </style:style>
    <style:style style:name="P66" style:family="paragraph" style:parent-style-name="Text_20_body" style:list-style-name="L1">
      <style:text-properties fo:font-weight="normal" officeooo:rsid="005c7c7a" officeooo:paragraph-rsid="005c7c7a" style:font-weight-asian="normal" style:font-weight-complex="normal"/>
    </style:style>
    <style:style style:name="P67"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68" style:family="paragraph" style:parent-style-name="Text_20_body">
      <style:text-properties officeooo:rsid="0059eacb" officeooo:paragraph-rsid="0059eacb"/>
    </style:style>
    <style:style style:name="P69" style:family="paragraph" style:parent-style-name="Heading_20_2">
      <style:text-properties officeooo:paragraph-rsid="00866f62"/>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2a3359"/>
    </style:style>
    <style:style style:name="T8" style:family="text">
      <style:text-properties officeooo:rsid="002c90d3"/>
    </style:style>
    <style:style style:name="T9" style:family="text">
      <style:text-properties officeooo:rsid="002f27db"/>
    </style:style>
    <style:style style:name="T10" style:family="text">
      <style:text-properties fo:font-weight="bold" style:font-weight-asian="bold" style:font-weight-complex="bold"/>
    </style:style>
    <style:style style:name="T11" style:family="text">
      <style:text-properties fo:font-weight="bold" officeooo:rsid="0034bf2c" style:font-weight-asian="bold" style:font-weight-complex="bold"/>
    </style:style>
    <style:style style:name="T12" style:family="text">
      <style:text-properties officeooo:rsid="00386acd"/>
    </style:style>
    <style:style style:name="T13" style:family="text">
      <style:text-properties officeooo:rsid="004c2121"/>
    </style:style>
    <style:style style:name="T14" style:family="text">
      <style:text-properties fo:font-weight="normal" officeooo:rsid="002869e6" style:font-weight-asian="normal" style:font-weight-complex="normal"/>
    </style:style>
    <style:style style:name="T15" style:family="text">
      <style:text-properties fo:font-weight="normal" officeooo:rsid="004d18f1" style:font-weight-asian="normal" style:font-weight-complex="normal"/>
    </style:style>
    <style:style style:name="T16" style:family="text">
      <style:text-properties fo:font-weight="normal" officeooo:rsid="002a3359" style:font-weight-asian="normal" style:font-weight-complex="normal"/>
    </style:style>
    <style:style style:name="T17" style:family="text">
      <style:text-properties fo:font-weight="normal" officeooo:rsid="004ebf1f" style:font-weight-asian="normal" style:font-weight-complex="normal"/>
    </style:style>
    <style:style style:name="T18" style:family="text">
      <style:text-properties fo:font-weight="normal" officeooo:rsid="00310dd0" fo:background-color="transparent" loext:char-shading-value="0" style:font-weight-asian="normal" style:font-weight-complex="normal"/>
    </style:style>
    <style:style style:name="T19" style:family="text">
      <style:text-properties fo:font-weight="normal" officeooo:rsid="00808e44" fo:background-color="transparent" loext:char-shading-value="0" style:font-weight-asian="normal" style:font-weight-complex="normal"/>
    </style:style>
    <style:style style:name="T20" style:family="text">
      <style:text-properties officeooo:rsid="004cf115"/>
    </style:style>
    <style:style style:name="T21" style:family="text">
      <style:text-properties officeooo:rsid="002869e6"/>
    </style:style>
    <style:style style:name="T22" style:family="text">
      <style:text-properties officeooo:rsid="00534b6a"/>
    </style:style>
    <style:style style:name="T23" style:family="text">
      <style:text-properties officeooo:rsid="00553038"/>
    </style:style>
    <style:style style:name="T24" style:family="text">
      <style:text-properties officeooo:rsid="00554e80"/>
    </style:style>
    <style:style style:name="T25" style:family="text">
      <style:text-properties officeooo:rsid="005686bb"/>
    </style:style>
    <style:style style:name="T26" style:family="text">
      <style:text-properties officeooo:rsid="005851a4"/>
    </style:style>
    <style:style style:name="T27" style:family="text">
      <style:text-properties officeooo:rsid="0059eacb"/>
    </style:style>
    <style:style style:name="T28" style:family="text">
      <style:text-properties officeooo:rsid="005c1512"/>
    </style:style>
    <style:style style:name="T29" style:family="text">
      <style:text-properties officeooo:rsid="005c7c7a"/>
    </style:style>
    <style:style style:name="T30" style:family="text">
      <style:text-properties officeooo:rsid="006577d6"/>
    </style:style>
    <style:style style:name="T31" style:family="text">
      <style:text-properties officeooo:rsid="0067246c"/>
    </style:style>
    <style:style style:name="T32" style:family="text">
      <style:text-properties officeooo:rsid="0069e298"/>
    </style:style>
    <style:style style:name="T33" style:family="text">
      <style:text-properties officeooo:rsid="00704e24"/>
    </style:style>
    <style:style style:name="T34" style:family="text">
      <style:text-properties fo:background-color="transparent" loext:char-shading-value="0"/>
    </style:style>
    <style:style style:name="T35" style:family="text">
      <style:text-properties officeooo:rsid="00827115" fo:background-color="transparent" loext:char-shading-value="0"/>
    </style:style>
    <style:style style:name="T36" style:family="text">
      <style:text-properties officeooo:rsid="007bb478"/>
    </style:style>
    <style:style style:name="T37" style:family="text">
      <style:text-properties officeooo:rsid="007d4335"/>
    </style:style>
    <style:style style:name="T38" style:family="text">
      <style:text-properties officeooo:rsid="00808e44"/>
    </style:style>
    <style:style style:name="T39" style:family="text">
      <style:text-properties fo:font-style="italic" fo:background-color="transparent" loext:char-shading-value="0" style:font-style-asian="italic" style:font-style-complex="italic"/>
    </style:style>
    <style:style style:name="T40" style:family="text">
      <style:text-properties officeooo:rsid="00866f62"/>
    </style:style>
    <style:style style:name="T41" style:family="text">
      <style:text-properties officeooo:rsid="00883c59"/>
    </style:style>
    <style:style style:name="T42" style:family="text">
      <style:text-properties officeooo:rsid="008af5e3"/>
    </style:style>
    <style:style style:name="T43" style:family="text">
      <style:text-properties officeooo:rsid="008bf108"/>
    </style:style>
    <style:style style:name="T44" style:family="text">
      <style:text-properties officeooo:rsid="008d59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6">Global Networking</text:span>: </text:p>
      <text:p text:style-name="P52">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53">Alex<text:span text:style-name="T41">ander</text:span> Beard</text:p>
      <text:p text:style-name="P53"/>
      <text:p text:style-name="P53">Advised by:</text:p>
      <text:p text:style-name="P53"/>
      <text:p text:style-name="P53">Michael J. Tomas III</text:p>
      <text:p text:style-name="P53">Barbara Arel</text:p>
      <text:p text:style-name="P6"/>
      <text:p text:style-name="P1"/>
      <text:p text:style-name="P1"/>
      <text:p text:style-name="P1"/>
      <text:p text:style-name="P1"/>
      <text:p text:style-name="P1"/>
      <text:p text:style-name="P1"/>
      <text:h text:style-name="Heading_20_2" text:outline-level="2"><text:soft-page-break/>Abstract</text:h>
      <text:p text:style-name="Text_20_body"/>
      <text:p text:style-name="P49">European basketball is different than the NBA in that teams play much different schedules, due to the nature of their scheduling format. Because of this, it’s difficult to analyze player statistics across leagues. <text:span text:style-name="T40">By building an incomplete competition network from each player’s actual schedule, and using supervised learning to complete it by predicting player performance in hypothetical matchups, the competition network can be completed, allowing for player statistics to be standardized across all leagues in the future.</text:span></text:p>
      <text:h text:style-name="Heading_20_2" text:outline-level="2">Introduction</text:h>
      <text:p text:style-name="Text_20_body"/>
      <text:p text:style-name="P3">The table <text:span text:style-name="T12">below</text:span> shows Jimmer Fredette’s statistics from the 2014-2015 season <text:span text:style-name="T42">(Jimmer Fredette NBA, RealGM)</text:span>, his last playing a significant amount of games in the NBA , and the 2016-2017 season <text:span text:style-name="T42">(Jimmer Fredette International, RealGM)</text:span>, <text:span text:style-name="T3">his first season playing in China after a brief stint on the Knicks.</text:span></text:p>
      <text:p text:style-name="P3"/>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54">Year</text:p>
          </table:table-cell>
          <table:table-cell table:style-name="Table1.A1" office:value-type="string">
            <text:p text:style-name="P54">Team</text:p>
          </table:table-cell>
          <table:table-cell table:style-name="Table1.A1" office:value-type="string">
            <text:p text:style-name="P54">MPG</text:p>
          </table:table-cell>
          <table:table-cell table:style-name="Table1.A1" office:value-type="string">
            <text:p text:style-name="P54">FG%</text:p>
          </table:table-cell>
          <table:table-cell table:style-name="Table1.A1" office:value-type="string">
            <text:p text:style-name="P54">PPG</text:p>
          </table:table-cell>
          <table:table-cell table:style-name="Table1.A1" office:value-type="string">
            <text:p text:style-name="P54">RPG</text:p>
          </table:table-cell>
          <table:table-cell table:style-name="Table1.G1" office:value-type="string">
            <text:p text:style-name="P54">APG</text:p>
          </table:table-cell>
        </table:table-row>
        <table:table-row>
          <table:table-cell table:style-name="Table1.A2" office:value-type="string">
            <text:p text:style-name="P54">2014-2015</text:p>
          </table:table-cell>
          <table:table-cell table:style-name="Table1.A2" office:value-type="string">
            <text:p text:style-name="P54">New Orleans </text:p>
          </table:table-cell>
          <table:table-cell table:style-name="Table1.A2" office:value-type="string">
            <text:p text:style-name="P54">10.2</text:p>
          </table:table-cell>
          <table:table-cell table:style-name="Table1.A2" office:value-type="string">
            <text:p text:style-name="P54">38.0</text:p>
          </table:table-cell>
          <table:table-cell table:style-name="Table1.A2" office:value-type="string">
            <text:p text:style-name="P54">3.6</text:p>
          </table:table-cell>
          <table:table-cell table:style-name="Table1.A2" office:value-type="string">
            <text:p text:style-name="P54">0.8</text:p>
          </table:table-cell>
          <table:table-cell table:style-name="Table1.G2" office:value-type="string">
            <text:p text:style-name="P54">1.2</text:p>
          </table:table-cell>
        </table:table-row>
        <table:table-row>
          <table:table-cell table:style-name="Table1.A2" office:value-type="string">
            <text:p text:style-name="P54">2016-2017</text:p>
          </table:table-cell>
          <table:table-cell table:style-name="Table1.A2" office:value-type="string">
            <text:p text:style-name="P54">Shanghai Dongfang</text:p>
          </table:table-cell>
          <table:table-cell table:style-name="Table1.A2" office:value-type="string">
            <text:p text:style-name="P54">40.5</text:p>
          </table:table-cell>
          <table:table-cell table:style-name="Table1.A2" office:value-type="string">
            <text:p text:style-name="P54">47.4</text:p>
          </table:table-cell>
          <table:table-cell table:style-name="Table1.A2" office:value-type="string">
            <text:p text:style-name="P54">37.6</text:p>
          </table:table-cell>
          <table:table-cell table:style-name="Table1.A2" office:value-type="string">
            <text:p text:style-name="P54">8.2</text:p>
          </table:table-cell>
          <table:table-cell table:style-name="Table1.G2" office:value-type="string">
            <text:p text:style-name="P54">4.2</text:p>
          </table:table-cell>
        </table:table-row>
      </table:table>
      <text:p text:style-name="P29"/>
      <text:p text:style-name="P2"/>
      <text:p text:style-name="P4">How did Fredette’s statistics improve so much? Did he develop that much in the 18 months in between? Did his five minutes in two games in New York, <text:span text:style-name="T42">wher</text:span>e <text:span text:style-name="T42">he</text:span> now has the franchise record for effective FG% after hitting his only shot and going 4/5 from the line <text:span text:style-name="T42">(Fox Sports)</text:span>, inspire him to become a different player entirely? Unlikely. </text:p>
      <text:p text:style-name="P5">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NBA Stuffer).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50">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text:span><text:soft-page-break/><text:span text:style-name="T5">happen in a given year, which could then, when every player has played the “same” schedule, allows standardized statistics to be calculated.</text:span></text:p>
      <text:h text:style-name="P69" text:outline-level="2"/>
      <text:h text:style-name="P69" text:outline-level="2">Literature Review</text:h>
      <text:p text:style-name="P31"><text:s/></text:p>
      <text:p text:style-name="P21">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22">In addition to games within leagues (which is usually referred to as club play), I have data for EuroCup and EuroLeague, <text:span text:style-name="T8">which are tournaments where the participants are teams from different leagues. In international competition, EuroLeague is regarded as the top-tier tournament, and EuroCup as the second-tier (Fraschilla, 2017).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7Days EuroCup Format, Turkish Airlines EuroLeague Basketball Format).</text:span></text:p>
      <text:p text:style-name="P33">Previous papers and articles have discussed the challenges of analyzing international play. For example, <text:span text:style-name="T13">Motomura (2014) examined the NBA’s history of drafting international player. </text:span><text:span text:style-name="T14">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34">Other authors have looked more specifically about international statistics, and how they can be adjusted to be a more accurate representation. Vashro (2015) compares leagues to other leagues, <text:span text:style-name="T21">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1"><text:span text:style-name="T20">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1"><text:soft-page-break/>“Strength of competition does not necessarily impact all skill-sets in the same way, and different leagues may inflate one statistic while deflating another. These factors mean that information is lost in any simple SOS adjustment.”</text:p>
      <text:p text:style-name="P11">The next step that I take is not assuming that within leagues, the inflation/deflation for each statistic is the same. If there are significant differences between defenses within a league, that’s something my model should capture. <text:span text:style-name="T20">Also, some players may have unique challenges or advantages against certain defenses, which is why looking at player performance as a individual player-game level competition network could improve the predictive power.</text:span></text:p>
      <text:p text:style-name="P32"><text:span text:style-name="T15">My network-based <text:s/>follows a similar approach to Park and Yook (2014). </text:span><text:span text:style-name="T16">T</text:span><text:span text:style-name="T17">heir</text:span><text:span text:style-name="T16"> peer-reviewed paper is looking at a slightly different problem (inferring the ranks of nodes in a competition network, rather than the specific adjustments), but the general </text:span><text:span text:style-name="T17">concept is similar.</text:span><text:span text:style-name="T16"> As </text:span><text:span text:style-name="T17">was</text:span><text:span text:style-name="T16"> described in </text:span><text:span text:style-name="T17">the</text:span><text:span text:style-name="T16"> introduction, we start out with an incomplete network, because not every player has played every team. </text:span><text:span text:style-name="T17">To infer the hypothetical complete network,</text:span><text:span text:style-name="T16"> </text:span><text:span text:style-name="T17">they</text:span><text:span text:style-name="T16"> infer the missing edges </text:span><text:span text:style-name="T17">(</text:span><text:span text:style-name="T16">as can be seen in Figure 1b </text:span><text:span text:style-name="T17">of their paper).</text:span><text:span text:style-name="T16">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7">D</text:span>ata Methodology</text:h>
      <text:p text:style-name="Text_20_body"/>
      <text:p text:style-name="P7">Summary – before any pruning</text:p>
      <table:table table:name="Table2" table:style-name="Table2">
        <table:table-column table:style-name="Table2.A" table:number-columns-repeated="5"/>
        <table:table-column table:style-name="Table2.F"/>
        <table:table-row>
          <table:table-cell table:style-name="Table2.A1" office:value-type="string">
            <text:p text:style-name="P55">Year</text:p>
          </table:table-cell>
          <table:table-cell table:style-name="Table2.A1" office:value-type="string">
            <text:p text:style-name="P55"># Players</text:p>
          </table:table-cell>
          <table:table-cell table:style-name="Table2.A1" office:value-type="string">
            <text:p text:style-name="P55"># Teams</text:p>
          </table:table-cell>
          <table:table-cell table:style-name="Table2.A1" office:value-type="string">
            <text:p text:style-name="P55"># Matchups that happened</text:p>
          </table:table-cell>
          <table:table-cell table:style-name="Table2.A1" office:value-type="string">
            <text:p text:style-name="P55"># Potential Matchups</text:p>
          </table:table-cell>
          <table:table-cell table:style-name="Table2.F1" office:value-type="string">
            <text:p text:style-name="P55">Network Completion %</text:p>
          </table:table-cell>
        </table:table-row>
        <table:table-row>
          <table:table-cell table:style-name="Table2.A2" office:value-type="string">
            <text:p text:style-name="P55">2014-2015</text:p>
          </table:table-cell>
          <table:table-cell table:style-name="Table2.A2" office:value-type="string">
            <text:p text:style-name="P55">1563</text:p>
          </table:table-cell>
          <table:table-cell table:style-name="Table2.A2" office:value-type="string">
            <text:p text:style-name="P55">104</text:p>
          </table:table-cell>
          <table:table-cell table:style-name="Table2.A2" office:value-type="string">
            <text:p text:style-name="P55">34315</text:p>
          </table:table-cell>
          <table:table-cell table:style-name="Table2.A2" office:value-type="string">
            <text:p text:style-name="P55">162552</text:p>
          </table:table-cell>
          <table:table-cell table:style-name="Table2.F2" office:value-type="string">
            <text:p text:style-name="P55">21.11</text:p>
          </table:table-cell>
        </table:table-row>
        <table:table-row>
          <table:table-cell table:style-name="Table2.A2" office:value-type="string">
            <text:p text:style-name="P55">2015-2016</text:p>
          </table:table-cell>
          <table:table-cell table:style-name="Table2.A2" office:value-type="string">
            <text:p text:style-name="P55">1542</text:p>
          </table:table-cell>
          <table:table-cell table:style-name="Table2.A2" office:value-type="string">
            <text:p text:style-name="P55">102</text:p>
          </table:table-cell>
          <table:table-cell table:style-name="Table2.A2" office:value-type="string">
            <text:p text:style-name="P55">34746</text:p>
          </table:table-cell>
          <table:table-cell table:style-name="Table2.A2" office:value-type="string">
            <text:p text:style-name="P55">157284</text:p>
          </table:table-cell>
          <table:table-cell table:style-name="Table2.F2" office:value-type="string">
            <text:p text:style-name="P55">22.09</text:p>
          </table:table-cell>
        </table:table-row>
        <table:table-row>
          <table:table-cell table:style-name="Table2.A2" office:value-type="string">
            <text:p text:style-name="P55">2016-2017</text:p>
          </table:table-cell>
          <table:table-cell table:style-name="Table2.A2" office:value-type="string">
            <text:p text:style-name="P55">1378</text:p>
          </table:table-cell>
          <table:table-cell table:style-name="Table2.A2" office:value-type="string">
            <text:p text:style-name="P55">89</text:p>
          </table:table-cell>
          <table:table-cell table:style-name="Table2.A2" office:value-type="string">
            <text:p text:style-name="P55">30541</text:p>
          </table:table-cell>
          <table:table-cell table:style-name="Table2.A2" office:value-type="string">
            <text:p text:style-name="P55">122642</text:p>
          </table:table-cell>
          <table:table-cell table:style-name="Table2.F2" office:value-type="string">
            <text:p text:style-name="P55">24.90</text:p>
          </table:table-cell>
        </table:table-row>
      </table:table>
      <text:p text:style-name="Text_20_body"/>
      <text:h text:style-name="Heading_20_3" text:outline-level="3">Pruning</text:h>
      <text:p text:style-name="P35">The tournament games mentioned in the previous section are extremely important, because they allow players in different leagues to be compared, by providing connections <text:span text:style-name="T30">between teams in different leagues Without those connections, there would be no way to project player performance against teams not in their league.</text:span></text:p>
      <text:p text:style-name="P41"><text:span text:style-name="T30">Figure 1 shows the full dataset, before any pruning. </text:span>The gray dots in <text:span text:style-name="T30">the graphs</text:span> are teams that are not in any of the four leagues that Basketball Reference has club play boxscore data for, and they appear in <text:soft-page-break/>this dataset because their EuroLeague or EuroCup play is tracked. For this analysis, because teams with no club play data will have about half as much overall data, those teams will not be considered. <text:span text:style-name="T22">Figure 2 shows the competition network with those teams removed.</text:span></text:p>
      <text:p text:style-name="P41"/>
      <text:p text:style-name="P41"/>
      <text:p text:style-name="P8">Summary – Teams with no club play data removed</text:p>
      <table:table table:name="Table3" table:style-name="Table3">
        <table:table-column table:style-name="Table3.A" table:number-columns-repeated="5"/>
        <table:table-column table:style-name="Table3.F"/>
        <table:table-row>
          <table:table-cell table:style-name="Table3.A1" office:value-type="string">
            <text:p text:style-name="P56">Year</text:p>
          </table:table-cell>
          <table:table-cell table:style-name="Table3.A1" office:value-type="string">
            <text:p text:style-name="P56"># Players</text:p>
          </table:table-cell>
          <table:table-cell table:style-name="Table3.A1" office:value-type="string">
            <text:p text:style-name="P56"># Teams</text:p>
          </table:table-cell>
          <table:table-cell table:style-name="Table3.A1" office:value-type="string">
            <text:p text:style-name="P56"># Matchups that happened</text:p>
          </table:table-cell>
          <table:table-cell table:style-name="Table3.A1" office:value-type="string">
            <text:p text:style-name="P56"># Potential Matchups</text:p>
          </table:table-cell>
          <table:table-cell table:style-name="Table3.F1" office:value-type="string">
            <text:p text:style-name="P56">Network Completion %</text:p>
          </table:table-cell>
        </table:table-row>
        <table:table-row>
          <table:table-cell table:style-name="Table3.A2" office:value-type="string">
            <text:p text:style-name="P56">2014-2015</text:p>
          </table:table-cell>
          <table:table-cell table:style-name="Table3.A2" office:value-type="string">
            <text:p text:style-name="P56">1<text:span text:style-name="T32">042</text:span></text:p>
          </table:table-cell>
          <table:table-cell table:style-name="Table3.A2" office:value-type="string">
            <text:p text:style-name="P57">66</text:p>
          </table:table-cell>
          <table:table-cell table:style-name="Table3.A2" office:value-type="string">
            <text:p text:style-name="P57">24509</text:p>
          </table:table-cell>
          <table:table-cell table:style-name="Table3.A2" office:value-type="string">
            <text:p text:style-name="P57">68772</text:p>
          </table:table-cell>
          <table:table-cell table:style-name="Table3.F2" office:value-type="string">
            <text:p text:style-name="P57">35.64</text:p>
          </table:table-cell>
        </table:table-row>
        <table:table-row>
          <table:table-cell table:style-name="Table3.A2" office:value-type="string">
            <text:p text:style-name="P56">2015-2016</text:p>
          </table:table-cell>
          <table:table-cell table:style-name="Table3.A2" office:value-type="string">
            <text:p text:style-name="P56">1<text:span text:style-name="T32">050</text:span></text:p>
          </table:table-cell>
          <table:table-cell table:style-name="Table3.A2" office:value-type="string">
            <text:p text:style-name="P57">66</text:p>
          </table:table-cell>
          <table:table-cell table:style-name="Table3.A2" office:value-type="string">
            <text:p text:style-name="P57">25061</text:p>
          </table:table-cell>
          <table:table-cell table:style-name="Table3.A2" office:value-type="string">
            <text:p text:style-name="P57">69300</text:p>
          </table:table-cell>
          <table:table-cell table:style-name="Table3.F2" office:value-type="string">
            <text:p text:style-name="P57">36.16</text:p>
          </table:table-cell>
        </table:table-row>
        <table:table-row>
          <table:table-cell table:style-name="Table3.A2" office:value-type="string">
            <text:p text:style-name="P56">2016-2017</text:p>
          </table:table-cell>
          <table:table-cell table:style-name="Table3.A2" office:value-type="string">
            <text:p text:style-name="P56">1<text:span text:style-name="T32">032</text:span></text:p>
          </table:table-cell>
          <table:table-cell table:style-name="Table3.A2" office:value-type="string">
            <text:p text:style-name="P57">65</text:p>
          </table:table-cell>
          <table:table-cell table:style-name="Table3.A2" office:value-type="string">
            <text:p text:style-name="P57">22972</text:p>
          </table:table-cell>
          <table:table-cell table:style-name="Table3.A2" office:value-type="string">
            <text:p text:style-name="P57">67080</text:p>
          </table:table-cell>
          <table:table-cell table:style-name="Table3.F2" office:value-type="string">
            <text:p text:style-name="P57">34.25</text:p>
          </table:table-cell>
        </table:table-row>
      </table:table>
      <text:p text:style-name="P62"/>
      <text:p text:style-name="P40"/>
      <text:p text:style-name="P40">One special case, as can be seen in Figure<text:span text:style-name="T33">s 1 and 2</text:span>, is that the French teams are isolated from the rest of the teams in 2016-2017. In 2016, the French Basketball Federation made the decision to no longer participate in EuroCup or EuroLeague, and instead be a part of the FIBA Champions League (<text:span text:style-name="T43">Stroggylakis, 2016</text:span>). Because of this, the 2016-2017 French players and teams were discarded. <text:span text:style-name="T30">Figure 3 shows the effect of removing those teams on the 2016-2017 competition network.</text:span></text:p>
      <text:p text:style-name="P9"/>
      <text:p text:style-name="P9">Summary – <text:span text:style-name="T31">2016-2017 French teams removed</text:span></text:p>
      <table:table table:name="Table4" table:style-name="Table4">
        <table:table-column table:style-name="Table4.A" table:number-columns-repeated="5"/>
        <table:table-column table:style-name="Table4.F"/>
        <table:table-row>
          <table:table-cell table:style-name="Table4.A1" office:value-type="string">
            <text:p text:style-name="P56">Year</text:p>
          </table:table-cell>
          <table:table-cell table:style-name="Table4.A1" office:value-type="string">
            <text:p text:style-name="P56"># Players</text:p>
          </table:table-cell>
          <table:table-cell table:style-name="Table4.A1" office:value-type="string">
            <text:p text:style-name="P56"># Teams</text:p>
          </table:table-cell>
          <table:table-cell table:style-name="Table4.A1" office:value-type="string">
            <text:p text:style-name="P56"># Matchups that happened</text:p>
          </table:table-cell>
          <table:table-cell table:style-name="Table4.A1" office:value-type="string">
            <text:p text:style-name="P56"># Potential Matchups</text:p>
          </table:table-cell>
          <table:table-cell table:style-name="Table4.F1" office:value-type="string">
            <text:p text:style-name="P56">Network Completion %</text:p>
          </table:table-cell>
        </table:table-row>
        <table:table-row>
          <table:table-cell table:style-name="Table4.A2" office:value-type="string">
            <text:p text:style-name="P56">2014-2015</text:p>
          </table:table-cell>
          <table:table-cell table:style-name="Table4.A2" office:value-type="string">
            <text:p text:style-name="P56">1<text:span text:style-name="T32">042</text:span></text:p>
          </table:table-cell>
          <table:table-cell table:style-name="Table4.A2" office:value-type="string">
            <text:p text:style-name="P57">66</text:p>
          </table:table-cell>
          <table:table-cell table:style-name="Table4.A2" office:value-type="string">
            <text:p text:style-name="P57">24509</text:p>
          </table:table-cell>
          <table:table-cell table:style-name="Table4.A2" office:value-type="string">
            <text:p text:style-name="P57">68772</text:p>
          </table:table-cell>
          <table:table-cell table:style-name="Table4.F2" office:value-type="string">
            <text:p text:style-name="P57">35.64</text:p>
          </table:table-cell>
        </table:table-row>
        <table:table-row>
          <table:table-cell table:style-name="Table4.A2" office:value-type="string">
            <text:p text:style-name="P56">2015-2016</text:p>
          </table:table-cell>
          <table:table-cell table:style-name="Table4.A2" office:value-type="string">
            <text:p text:style-name="P56">1<text:span text:style-name="T32">050</text:span></text:p>
          </table:table-cell>
          <table:table-cell table:style-name="Table4.A2" office:value-type="string">
            <text:p text:style-name="P57">66</text:p>
          </table:table-cell>
          <table:table-cell table:style-name="Table4.A2" office:value-type="string">
            <text:p text:style-name="P57">25061</text:p>
          </table:table-cell>
          <table:table-cell table:style-name="Table4.A2" office:value-type="string">
            <text:p text:style-name="P57">69300</text:p>
          </table:table-cell>
          <table:table-cell table:style-name="Table4.F2" office:value-type="string">
            <text:p text:style-name="P57">36.16</text:p>
          </table:table-cell>
        </table:table-row>
        <table:table-row>
          <table:table-cell table:style-name="Table4.A2" office:value-type="string">
            <text:p text:style-name="P58">2016-2017</text:p>
          </table:table-cell>
          <table:table-cell table:style-name="Table4.A2" office:value-type="string">
            <text:p text:style-name="P59">765</text:p>
          </table:table-cell>
          <table:table-cell table:style-name="Table4.A2" office:value-type="string">
            <text:p text:style-name="P59">47</text:p>
          </table:table-cell>
          <table:table-cell table:style-name="Table4.A2" office:value-type="string">
            <text:p text:style-name="P59">16916</text:p>
          </table:table-cell>
          <table:table-cell table:style-name="Table4.A2" office:value-type="string">
            <text:p text:style-name="P59">35955</text:p>
          </table:table-cell>
          <table:table-cell table:style-name="Table4.F2" office:value-type="string">
            <text:p text:style-name="P59">47.05</text:p>
          </table:table-cell>
        </table:table-row>
      </table:table>
      <text:p text:style-name="P62"/>
      <text:p text:style-name="P39"/>
      <text:p text:style-name="P39">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0"><text:s/>As you can see in the summary below, very few matchups had to be removed (around 50 each year), so there shouldn’t be much of an effect on the end result.</text:span></text:p>
      <text:p text:style-name="P9"/>
      <text:p text:style-name="P9"><text:soft-page-break/>Summary – <text:span text:style-name="T31">Player-defense matchups with under 10 triangles removed</text:span></text:p>
      <table:table table:name="Table5" table:style-name="Table5">
        <table:table-column table:style-name="Table5.A" table:number-columns-repeated="5"/>
        <table:table-column table:style-name="Table5.F"/>
        <table:table-row>
          <table:table-cell table:style-name="Table5.A1" office:value-type="string">
            <text:p text:style-name="P56">Year</text:p>
          </table:table-cell>
          <table:table-cell table:style-name="Table5.A1" office:value-type="string">
            <text:p text:style-name="P56"># Players</text:p>
          </table:table-cell>
          <table:table-cell table:style-name="Table5.A1" office:value-type="string">
            <text:p text:style-name="P56"># Teams</text:p>
          </table:table-cell>
          <table:table-cell table:style-name="Table5.A1" office:value-type="string">
            <text:p text:style-name="P56"># Matchups that happened</text:p>
          </table:table-cell>
          <table:table-cell table:style-name="Table5.A1" office:value-type="string">
            <text:p text:style-name="P56"># Potential Matchups</text:p>
          </table:table-cell>
          <table:table-cell table:style-name="Table5.F1" office:value-type="string">
            <text:p text:style-name="P56">Network Completion %</text:p>
          </table:table-cell>
        </table:table-row>
        <table:table-row>
          <table:table-cell table:style-name="Table5.A2" office:value-type="string">
            <text:p text:style-name="P56">2014-2015</text:p>
          </table:table-cell>
          <table:table-cell table:style-name="Table5.A2" office:value-type="string">
            <text:p text:style-name="P57">983</text:p>
          </table:table-cell>
          <table:table-cell table:style-name="Table5.A2" office:value-type="string">
            <text:p text:style-name="P57">66</text:p>
          </table:table-cell>
          <table:table-cell table:style-name="Table5.A2" office:value-type="string">
            <text:p text:style-name="P57">24449</text:p>
          </table:table-cell>
          <table:table-cell table:style-name="Table5.A2" office:value-type="string">
            <text:p text:style-name="P57">64878</text:p>
          </table:table-cell>
          <table:table-cell table:style-name="Table5.F2" office:value-type="string">
            <text:p text:style-name="P57">37.68</text:p>
          </table:table-cell>
        </table:table-row>
        <table:table-row>
          <table:table-cell table:style-name="Table5.A2" office:value-type="string">
            <text:p text:style-name="P56">2015-2016</text:p>
          </table:table-cell>
          <table:table-cell table:style-name="Table5.A2" office:value-type="string">
            <text:p text:style-name="P57">1012</text:p>
          </table:table-cell>
          <table:table-cell table:style-name="Table5.A2" office:value-type="string">
            <text:p text:style-name="P57">66</text:p>
          </table:table-cell>
          <table:table-cell table:style-name="Table5.A2" office:value-type="string">
            <text:p text:style-name="P57">25022</text:p>
          </table:table-cell>
          <table:table-cell table:style-name="Table5.A2" office:value-type="string">
            <text:p text:style-name="P57">66792</text:p>
          </table:table-cell>
          <table:table-cell table:style-name="Table5.F2" office:value-type="string">
            <text:p text:style-name="P57">37.46</text:p>
          </table:table-cell>
        </table:table-row>
        <table:table-row>
          <table:table-cell table:style-name="Table5.A2" office:value-type="string">
            <text:p text:style-name="P56">2016-2017</text:p>
          </table:table-cell>
          <table:table-cell table:style-name="Table5.A2" office:value-type="string">
            <text:p text:style-name="P57">716</text:p>
          </table:table-cell>
          <table:table-cell table:style-name="Table5.A2" office:value-type="string">
            <text:p text:style-name="P57">47</text:p>
          </table:table-cell>
          <table:table-cell table:style-name="Table5.A2" office:value-type="string">
            <text:p text:style-name="P57">16864</text:p>
          </table:table-cell>
          <table:table-cell table:style-name="Table5.A2" office:value-type="string">
            <text:p text:style-name="P57">33652</text:p>
          </table:table-cell>
          <table:table-cell table:style-name="Table5.F2" office:value-type="string">
            <text:p text:style-name="P57">50.11</text:p>
          </table:table-cell>
        </table:table-row>
      </table:table>
      <text:p text:style-name="P63"/>
      <text:h text:style-name="Heading_20_3" text:outline-level="3"/>
      <text:h text:style-name="Heading_20_3" text:outline-level="3">Scraping</text:h>
      <text:p text:style-name="P23">All of this data is scraped from Basketball Reference. Matt Goldberg wrote a python scraping library for the NBA and NFL (<text:span text:style-name="T43">Goldberg, Github</text:span>). I forked it, and added international basketball support (<text:span text:style-name="T43">Beard, Github</text:span>). <text:span text:style-name="T22">Figure 4 shows an example of a source webpage, and Figure 5 shows the resulting pandas DataFrame and the python snippet that scrapes it.</text:span></text:p>
      <text:p text:style-name="P24"><text:span text:style-name="T22">T</text:span>he articles in the Literature Review use <text:s/>season-level statistics, because for a long time, that’s all that was available. However, Basketball Reference has game-level data available from the 2014-2015 season on, <text:span text:style-name="T23">as can be seen in Figure 6.</text:span></text:p>
      <text:p text:style-name="P27">By going through the the full schedule for each league, and pulling out each boxscore and concatenating it,, we obtain a list of each player’s performances against each defense. <text:span text:style-name="T24">Figure 7 shows the format of this dataset.</text:span></text:p>
      <text:p text:style-name="P28"/>
      <text:h text:style-name="Heading_20_3" text:outline-level="3">Network Representation</text:h>
      <text:p text:style-name="P26">This allows a <text:span text:style-name="T9">weighted </text:span>bipartite network to be constructed, wh<text:span text:style-name="T9">ere the two disjoint groups of nodes are players and defenses, and the edge weights are the resulting statistic for that matchup. For example, if Figure 8 was the dataset of player performances against defenses, Figure 9 would show the resulting bipartite network.</text:span></text:p>
      <text:p text:style-name="P26"/>
      <text:h text:style-name="Heading_20_3" text:outline-level="3">Triangles</text:h>
      <text:p text:style-name="P37">The main projection building block used is a triangle. For example, if we were trying to complete the network shown in Figure<text:span text:style-name="T36">s 8 and 9</text:span>,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36">(see Figure 10)</text:span>.</text:p>
      <text:p text:style-name="P37"><text:soft-page-break/>Because <text:span text:style-name="T26">Player X scored 22 points against Defense B, and 20 against Defense A, we assume that Defense A will allow (20/22) = 0.91 = 91% of the points Defense B does to the same player. So, we would expect Player Y to score 25 x 0.91 = 22.75 points against Defense A.</text:span></text:p>
      <text:p text:style-name="P38">This prediction by itself would probably be very noisy. However, for each hypothetical matchup, there are multiple triangles that can be used to predict, <text:span text:style-name="T36">which can be seen in the larger example in Figure 11.</text:span> As you can see in <text:span text:style-name="T36">the below table, </text:span><text:s/><text:span text:style-name="T27">to predict the result if Player Y faced Defense B (if it hadn’t have actually happened), there would be four different triangles that could be used, and therefore, four different potential predictions:</text:span></text:p>
      <text:p text:style-name="P42"/>
      <text:p text:style-name="P10">Player Y vs Defense B predictors</text:p>
      <table:table table:name="Table6" table:style-name="Table6">
        <table:table-column table:style-name="Table6.A"/>
        <table:table-column table:style-name="Table6.B"/>
        <table:table-row>
          <table:table-cell table:style-name="Table6.A1" office:value-type="string">
            <text:p text:style-name="P61">Triangle Components</text:p>
          </table:table-cell>
          <table:table-cell table:style-name="Table6.B1" office:value-type="string">
            <text:p text:style-name="P61">Prediction</text:p>
          </table:table-cell>
        </table:table-row>
        <table:table-row>
          <table:table-cell table:style-name="Table6.A2" office:value-type="string">
            <text:p text:style-name="P60">Defense A, Player W</text:p>
          </table:table-cell>
          <table:table-cell table:style-name="Table6.B2" office:value-type="string">
            <text:p text:style-name="P60">5.75</text:p>
          </table:table-cell>
        </table:table-row>
        <table:table-row>
          <table:table-cell table:style-name="Table6.A2" office:value-type="string">
            <text:p text:style-name="P60">Defense C, Player W</text:p>
          </table:table-cell>
          <table:table-cell table:style-name="Table6.B2" office:value-type="string">
            <text:p text:style-name="P60">35.11</text:p>
          </table:table-cell>
        </table:table-row>
        <table:table-row>
          <table:table-cell table:style-name="Table6.A2" office:value-type="string">
            <text:p text:style-name="P60">Defense A, Player X</text:p>
          </table:table-cell>
          <table:table-cell table:style-name="Table6.B2" office:value-type="string">
            <text:p text:style-name="P60">5.71</text:p>
          </table:table-cell>
        </table:table-row>
        <table:table-row>
          <table:table-cell table:style-name="Table6.A2" office:value-type="string">
            <text:p text:style-name="P60">Defense C, Player X</text:p>
          </table:table-cell>
          <table:table-cell table:style-name="Table6.B2" office:value-type="string">
            <text:p text:style-name="P60">29.00</text:p>
          </table:table-cell>
        </table:table-row>
      </table:table>
      <text:p text:style-name="P42"/>
      <text:p text:style-name="P43">Because each individual prediction is so noisy, many predictions will have to be used.</text:p>
      <text:p text:style-name="P36"/>
      <text:h text:style-name="Heading_20_3" text:outline-level="3"><text:span text:style-name="T11">Triangle </text:span><text:span text:style-name="T10">Selection/</text:span><text:span text:style-name="T11">Ordering</text:span><text:span text:style-name="T10"> Methods</text:span></text:h>
      <text:p text:style-name="P12">The obstacle once the triangle predictions are calculated is that to use traditional supervised learning methods, we need a properly shaped, rectangular matrix, but because each different matchups have different numbers of triangles, we actually have a jagged matrix, as can be seen in Figure 1<text:span text:style-name="T37">2.</text:span> Also, we need some way to order the triangles, <text:span text:style-name="T28">so they can then be made into a properly shaped matrix. </text:span></text:p>
      <text:p text:style-name="P13">The ordering method used was number of games played. As can be seen in the Triangles section, a triangle is made up of three matchups – in the example shown in Figure <text:span text:style-name="T37">8 and 9,</text:span>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4">Once the triangles <text:span text:style-name="T29">were</text:span> ordered, they need to be turned into a consistent set of predictions or aggregate predictions. <text:span text:style-name="T29">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 Because, in the </text:span><text:soft-page-break/><text:span text:style-name="T29">Pruning section, matchups with less than 10 triangles are removed, either method will work for any hypothetical matchup.</text:span></text:p>
      <text:p text:style-name="P15">Once the triangles were split into buckets, either the median or mean of the predictions from the triangles in that bucket were calculated. <text:span text:style-name="T37">Combining the two decisions</text:span>, there were four possible treatments:</text:p>
      <text:list xml:id="list7231273172418707213" text:style-name="L1">
        <text:list-item>
          <text:p text:style-name="P66">5 buckets, mean</text:p>
        </text:list-item>
        <text:list-item>
          <text:p text:style-name="P66">5 buckets, median</text:p>
        </text:list-item>
        <text:list-item>
          <text:p text:style-name="P66">10 buckets, mean</text:p>
        </text:list-item>
        <text:list-item>
          <text:p text:style-name="P66">10 buckets, median</text:p>
        </text:list-item>
      </text:list>
      <text:p text:style-name="P16">In addition to these 5 or 10 data points, the player’s mean and median overall average was also considered <text:span text:style-name="T37">(t</text:span>he matrix structure for the 5 buckets/mean treatment is shown in Figure 1<text:span text:style-name="T37">3).</text:span> <text:span text:style-name="T37">The null model, for comparison on if the additional data helped at all, was just the player’s mean and median overall average.</text:span></text:p>
      <text:p text:style-name="P18"/>
      <text:h text:style-name="Heading_20_3" text:outline-level="3">Models</text:h>
      <text:p text:style-name="P44">The two prediction models I used were Linear Regression, and Random Forest Regressor, both from the scikit-learn package (<text:span text:style-name="T44">Pedregrosa et al, 2011</text:span>). As you can see in Figure 14, a Linear Regression fits a line to the y-data given, using the features given in the x-matrix. It’s best for <text:span text:style-name="T38">data with linear relationships between the features and the output, and it also is very transparent, which is why it was chosen. </text:span></text:p>
      <text:p text:style-name="P45">The other model chosen is a good contrast for the Linear Regression – Random Forests are not very transparent, but generally have higher performance. An example of the Random Forest Regressor can be seen in Figure 15.</text:p>
      <text:p text:style-name="P19"/>
      <text:h text:style-name="P64" text:outline-level="3">Statistics</text:h>
      <text:p text:style-name="P25">The five stat<text:span text:style-name="T25">istics</text:span> I used were points, total rebounds (offensive + defensive), assists, steals, and blocks, all adjusted to be per minute. <text:span text:style-name="T38">These five were chosen instead of a more holistic, overall performance statistic like Game Score because, as spoken to in the Literature Review section, defenses could be stingy in regards to rebounds, but allow many assists. Because all triangles were being considered, and therefore players across archetypes were being used to compare, this separation is important. </text:span><text:span text:style-name="T18">Therefore, for each year, and statistic, </text:span><text:span text:style-name="T19">there is a separate network.</text:span></text:p>
      <text:p text:style-name="P20"/>
      <text:h text:style-name="P65" text:outline-level="3"><text:soft-page-break/>Cross-Validation</text:h>
      <text:p text:style-name="P17"><text:span text:style-name="T34">For each of the three iterations, a random selection of 5% of the data was “hidden” for the model training. A new network was built </text:span><text:span text:style-name="T39">without </text:span><text:span text:style-name="T34">this data. The matrices used for training the model were then built, with each row being a matchup that actually happened that had not been hidden. The triangles were generated from the new network without the hidden data. After the model was trained with this training data, the model was then used to predict the 5% of matchups that had been hidden. </text:span></text:p>
      <text:p text:style-name="P17"><text:span text:style-name="T34">All of the statistics in the results are calculated from the predictions of the hidden data vs the actual values. The main statistics used were mean absolute error (MAE), and root mean squared error (RMSE). Because the different statistics can have very different averages (for example, points per minute vs blocks per minute), the MAE and RMSE were also presented scaled by the average actual value among the hidden set. To make the tables easier to read, these statistics were averaged across the three iterations – as can be seen in </text:span><text:span text:style-name="T35">the two examples in </text:span><text:span text:style-name="T34">Figure 16, most of the difference between iterations is the distribution of the actual values (which is variation that we want to average out)- the slope of the residuals vs actual values doesn’t change much.</text:span></text:p>
      <text:h text:style-name="Heading_20_2" text:outline-level="2"/>
      <text:h text:style-name="Heading_20_2" text:outline-level="2">Results</text:h>
      <text:p text:style-name="P46"/>
      <text:p text:style-name="P46">As can be seen in Figures 18 through 21, looking just at the linear regression variations, there’s very little difference between the null model and the other variants with additional information. So little that it’s almost definitely statistically insignificant. What’s interesting is that in almost every case, every linear regression variation performs better than almost every random forest variation.</text:p>
      <text:p text:style-name="P46">Looking specifically at the random forest variations, as you can see in both:</text:p>
      <text:p text:style-name="P46">null → median 5 → median 10</text:p>
      <text:p text:style-name="P46">and: null → mean 5 → mean 10</text:p>
      <text:p text:style-name="P46">It almost always improves with more data (since it technically contains the same data, this could be also stated as more precise data). Also, for the most part, random forest methods median variations outperform random forest mean methods, which speaks to how noisy the data is.</text:p>
      <text:p text:style-name="P30"/>
      <text:h text:style-name="Heading_20_2" text:outline-level="2">Conclusion</text:h>
      <text:p text:style-name="Text_20_body"/>
      <text:p text:style-name="P47">While the predictions are definitely not good, they’re somewhat encouraging – given how noisy a particular matchup is, especially with players and teams that don’t play each other often (or even have <text:soft-page-break/>many of the same opponents), predicting points per minute within approximately 40% (which is what a 0.4 scaled MAE is equivalent to) could be a lot worse. </text:p>
      <text:p text:style-name="P47">Even though the random forest variations are less accurate, the fact that they consistently get better with more information suggests there’s potential. Increasing the number of maximum features (considered at each split of the tree that makes up the forest), or feeding it more data somehow, looks like it would continue to improve performance. One possible way to have more data to train on would be to combine years, in conjunction with some kind of age curve to adjust for players aging into or out of their prime.</text:p>
      <text:p text:style-name="P47">Part of the noise might be from the fact, mentioned in the Data Methodology section, that all archetypes are thrown together. One way to add more data would be to add on more features that were more of a drill down into similar players: buckets ordered by closest player heights, same player position. The same could also be done on the defensive side – similar teams, either by league, win/loss record, playoff performance, etc. could be weighted higher, or at least considered separately so that the model could decide whether they should be weighted higher.</text:p>
      <text:h text:style-name="Heading_20_2" text:outline-level="2"/>
      <text:h text:style-name="Heading_20_2" text:outline-level="2">Possible Extension<text:span text:style-name="T1">s</text:span></text:h>
      <text:p text:style-name="P48"/>
      <text:p text:style-name="P48">The clear next step would be to use the best-performing model to predict the matchups that actually haven’t happened, actually doing what was simulated with cross-validation. With a completed competition network, or at least mostly complete (accounting for the pruning), a player’s perfomances across all matchups (both real and projected) could be averaged, giving them standardized per minute statistics.</text:p>
      <text:p text:style-name="P48">With these standardized statistics in hand, there are many avenues for future analysis. Which player archetypes are over/under drafted compared to their statistics, standardized statistics vs draft position as an indicator for NBA success, which statistics translate best to the NBA… the list could keep going on. Because the predictions were so inaccurate, it seems like there’s no real point in standardizing the statistics now, but with more work on the prediction side, it’s definitely a possibility that they could be accurate enough to perform future analysis with.</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9T12:38:39.659724820</dc:date>
    <meta:editing-duration>PT17H1M19S</meta:editing-duration>
    <meta:editing-cycles>66</meta:editing-cycles>
    <meta:generator>LibreOffice/5.1.6.2$Linux_X86_64 LibreOffice_project/10m0$Build-2</meta:generator>
    <meta:document-statistic meta:table-count="6" meta:image-count="0" meta:object-count="0" meta:page-count="10" meta:paragraph-count="203" meta:word-count="3339" meta:character-count="20285" meta:non-whitespace-character-count="17126"/>
  </office:meta>
</office:document-meta>
</file>